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ody {</text:p>
      <text:p text:style-name="Standard">    font-family: Arial, sans-serif;</text:p>
      <text:p text:style-name="Standard">    background-color: #f4f4f4;</text:p>
      <text:p text:style-name="Standard">    margin: 0;</text:p>
      <text:p text:style-name="Standard">    padding: 0;</text:p>
      <text:p text:style-name="Standard">}</text:p>
      <text:p text:style-name="Standard"/>
      <text:p text:style-name="Standard">.container {</text:p>
      <text:p text:style-name="Standard">    width: 300px;</text:p>
      <text:p text:style-name="Standard">    margin: 50px auto;</text:p>
      <text:p text:style-name="Standard">    background-color: #fff;</text:p>
      <text:p text:style-name="Standard">    padding: 20px;</text:p>
      <text:p text:style-name="Standard">    box-shadow: 0 0 10px rgba(0,0,0,0.1);</text:p>
      <text:p text:style-name="Standard">}</text:p>
      <text:p text:style-name="Standard"/>
      <text:p text:style-name="Standard">h1 {</text:p>
      <text:p text:style-name="Standard">    text-align: center;</text:p>
      <text:p text:style-name="Standard">    color: #333;</text:p>
      <text:p text:style-name="Standard">}</text:p>
      <text:p text:style-name="Standard"/>
      <text:p text:style-name="Standard">form {</text:p>
      <text:p text:style-name="Standard">    display: flex;</text:p>
      <text:p text:style-name="Standard">    flex-direction: column;</text:p>
      <text:p text:style-name="Standard">}</text:p>
      <text:p text:style-name="Standard"/>
      <text:p text:style-name="Standard">label {</text:p>
      <text:p text:style-name="Standard">    margin-bottom: 5px;</text:p>
      <text:p text:style-name="Standard">    font-weight: bold;</text:p>
      <text:p text:style-name="Standard">}</text:p>
      <text:p text:style-name="Standard"/>
      <text:p text:style-name="Standard">input, select {</text:p>
      <text:p text:style-name="Standard">    padding: 8px;</text:p>
      <text:p text:style-name="Standard">    margin-bottom: 10px;</text:p>
      <text:p text:style-name="Standard">    border: 1px solid #ccc;</text:p>
      <text:p text:style-name="Standard">    border-radius: 4px;</text:p>
      <text:p text:style-name="Standard">}</text:p>
      <text:p text:style-name="Standard"/>
      <text:p text:style-name="Standard">button {</text:p>
      <text:p text:style-name="Standard">    padding: 10px;</text:p>
      <text:p text:style-name="Standard">    background-color: #28a745;</text:p>
      <text:p text:style-name="Standard">    color: #fff;</text:p>
      <text:p text:style-name="Standard">    border: none;</text:p>
      <text:p text:style-name="Standard">    border-radius: 4px;</text:p>
      <text:p text:style-name="Standard">    cursor: pointer;</text:p>
      <text:p text:style-name="Standard">}</text:p>
      <text:p text:style-name="Standard"/>
      <text:p text:style-name="Standard">button:hover {</text:p>
      <text:p text:style-name="Standard">    background-color: #218838;</text:p>
      <text:p text:style-name="Standard">}</text:p>
      <text:p text:style-name="Standard"/>
      <text:p text:style-name="Standard">#result {</text:p>
      <text:p text:style-name="Standard">    margin-top: 20px;</text:p>
      <text:p text:style-name="Standard"><text:soft-page-break/>    font-size: 18px;</text:p>
      <text:p text:style-name="Standard">    text-align: center;</text:p>
      <text:p text:style-name="Standard">    color: #333;</text:p>
      <text:p text:style-name="Standard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7T09:33:56.554229908</meta:creation-date>
    <dc:date>2024-08-17T09:34:21.742336874</dc:date>
    <meta:editing-duration>PT25S</meta:editing-duration>
    <meta:editing-cycles>1</meta:editing-cycles>
    <meta:document-statistic meta:table-count="0" meta:image-count="0" meta:object-count="0" meta:page-count="2" meta:paragraph-count="48" meta:word-count="95" meta:character-count="763" meta:non-whitespace-character-count="596"/>
    <meta:generator>LibreOffice/6.4.7.2$Linux_X86_64 LibreOffice_project/40$Build-2</meta:generator>
  </office:meta>
</office:document-meta>
</file>